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officeooo:rsid="003d9bfc" officeooo:paragraph-rsid="00188d7d" style:font-style-asian="normal" style:font-style-complex="normal"/>
    </style:style>
    <style:style style:name="P2" style:family="paragraph" style:parent-style-name="Standard">
      <style:paragraph-properties fo:text-align="start" style:justify-single-word="false"/>
      <style:text-properties fo:font-style="normal" fo:font-weight="bold" officeooo:rsid="000ff1ec" officeooo:paragraph-rsid="00188d7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officeooo:rsid="000ff1ec" officeooo:paragraph-rsid="00188d7d"/>
    </style:style>
    <style:style style:name="P4" style:family="paragraph" style:parent-style-name="Standard">
      <style:text-properties officeooo:rsid="000ff1ec" officeooo:paragraph-rsid="00188d7d"/>
    </style:style>
    <style:style style:name="P5" style:family="paragraph" style:parent-style-name="Standard">
      <style:text-properties officeooo:rsid="002ef590" officeooo:paragraph-rsid="00188d7d"/>
    </style:style>
    <style:style style:name="P6" style:family="paragraph" style:parent-style-name="Standard">
      <style:paragraph-properties fo:text-align="center" style:justify-single-word="false"/>
      <style:text-properties officeooo:paragraph-rsid="00188d7d"/>
    </style:style>
    <style:style style:name="P7" style:family="paragraph" style:parent-style-name="Standard">
      <style:paragraph-properties fo:text-align="start" style:justify-single-word="false"/>
      <style:text-properties fo:font-weight="bold" officeooo:rsid="000ff1ec" officeooo:paragraph-rsid="00188d7d" style:font-weight-asian="bold" style:font-weight-complex="bold"/>
    </style:style>
    <style:style style:name="P8" style:family="paragraph" style:parent-style-name="Standard">
      <style:paragraph-properties fo:text-align="start" style:justify-single-word="false"/>
      <style:text-properties officeooo:rsid="00138259" officeooo:paragraph-rsid="00188d7d"/>
    </style:style>
    <style:style style:name="P9" style:family="paragraph" style:parent-style-name="Standard">
      <style:paragraph-properties fo:text-align="start" style:justify-single-word="false"/>
      <style:text-properties officeooo:rsid="003f860a" officeooo:paragraph-rsid="00188d7d"/>
    </style:style>
    <style:style style:name="P10" style:family="paragraph" style:parent-style-name="Standard">
      <style:paragraph-properties fo:text-align="start" style:justify-single-word="false"/>
      <style:text-properties fo:color="#000000" style:font-name="Liberation Serif" fo:font-size="12pt" fo:font-style="normal" fo:font-weight="normal" officeooo:rsid="00307e82" officeooo:paragraph-rsid="00188d7d"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weight="normal" officeooo:rsid="00545cc5" officeooo:paragraph-rsid="00188d7d" style:font-weight-asian="normal" style:font-weight-complex="normal"/>
    </style:style>
    <style:style style:name="P12" style:family="paragraph" style:parent-style-name="Standard">
      <style:paragraph-properties fo:text-align="start" style:justify-single-word="false"/>
      <style:text-properties fo:font-style="italic" officeooo:paragraph-rsid="001b0b2f" style:font-style-asian="italic" style:font-style-complex="italic"/>
    </style:style>
    <style:style style:name="P13" style:family="paragraph" style:parent-style-name="Standard">
      <style:paragraph-properties fo:text-align="start" style:justify-single-word="false"/>
      <style:text-properties fo:font-style="italic" officeooo:rsid="002587e1" officeooo:paragraph-rsid="002587e1" style:font-style-asian="italic" style:font-style-complex="italic"/>
    </style:style>
    <style:style style:name="P14" style:family="paragraph" style:parent-style-name="Standard">
      <style:paragraph-properties fo:text-align="start" style:justify-single-word="false"/>
      <style:text-properties fo:font-style="italic" fo:font-weight="bold" officeooo:rsid="002587e1" officeooo:paragraph-rsid="002587e1"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27ad84" officeooo:paragraph-rsid="0027ad84"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normal" officeooo:rsid="0027ad84" officeooo:paragraph-rsid="0027ad84"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normal" fo:font-weight="normal" officeooo:rsid="00228d19" officeooo:paragraph-rsid="00228d1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officeooo:rsid="0027ad84" officeooo:paragraph-rsid="0027da74"/>
    </style:style>
    <style:style style:name="P19" style:family="paragraph" style:parent-style-name="Standard">
      <style:paragraph-properties fo:text-align="start" style:justify-single-word="false"/>
      <style:text-properties officeooo:rsid="0027ad84" officeooo:paragraph-rsid="002bf777"/>
    </style:style>
    <style:style style:name="P20" style:family="paragraph" style:parent-style-name="Standard">
      <style:paragraph-properties fo:text-align="start" style:justify-single-word="false"/>
      <style:text-properties officeooo:rsid="002df358" officeooo:paragraph-rsid="002df358"/>
    </style:style>
    <style:style style:name="T1" style:family="text">
      <style:text-properties officeooo:rsid="001257d0"/>
    </style:style>
    <style:style style:name="T2" style:family="text">
      <style:text-properties officeooo:rsid="004a884b"/>
    </style:style>
    <style:style style:name="T3" style:family="text">
      <style:text-properties officeooo:rsid="003d3a5f"/>
    </style:style>
    <style:style style:name="T4" style:family="text">
      <style:text-properties officeooo:rsid="000ff1ec"/>
    </style:style>
    <style:style style:name="T5" style:family="text">
      <style:text-properties fo:font-style="normal" officeooo:rsid="0050d4fd" style:font-style-asian="normal" style:font-style-complex="normal"/>
    </style:style>
    <style:style style:name="T6" style:family="text">
      <style:text-properties fo:font-style="normal" officeooo:rsid="00188d7d" style:font-style-asian="normal" style:font-style-complex="normal"/>
    </style:style>
    <style:style style:name="T7" style:family="text">
      <style:text-properties fo:font-style="normal" officeooo:rsid="001cd689" style:font-style-asian="normal" style:font-style-complex="normal"/>
    </style:style>
    <style:style style:name="T8" style:family="text">
      <style:text-properties fo:font-style="normal" officeooo:rsid="00243119" style:font-style-asian="normal" style:font-style-complex="normal"/>
    </style:style>
    <style:style style:name="T9" style:family="text">
      <style:text-properties fo:font-weight="normal" style:font-weight-asian="normal" style:font-weight-complex="normal"/>
    </style:style>
    <style:style style:name="T10" style:family="text">
      <style:text-properties fo:color="#000000" style:font-name="Liberation Serif" fo:font-size="12pt" fo:font-weight="normal" officeooo:rsid="00413154" style:font-size-asian="12pt" style:font-weight-asian="normal" style:font-size-complex="12pt" style:font-weight-complex="normal"/>
    </style:style>
    <style:style style:name="T11" style:family="text">
      <style:text-properties fo:color="#000000" style:font-name="Liberation Serif" fo:font-size="12pt" fo:font-weight="normal" officeooo:rsid="0050ec6f" style:font-size-asian="12pt" style:font-weight-asian="normal" style:font-size-complex="12pt" style:font-weight-complex="normal"/>
    </style:style>
    <style:style style:name="T12" style:family="text">
      <style:text-properties fo:color="#000000" style:font-name="Liberation Serif" fo:font-size="12pt" fo:font-weight="normal" officeooo:rsid="00189efb" style:font-size-asian="12pt" style:font-weight-asian="normal" style:font-size-complex="12pt" style:font-weight-complex="normal"/>
    </style:style>
    <style:style style:name="T13" style:family="text">
      <style:text-properties fo:color="#000000" style:font-name="Liberation Serif" fo:font-size="12pt" fo:font-weight="normal" officeooo:rsid="00197096" style:font-size-asian="12pt" style:font-weight-asian="normal" style:font-size-complex="12pt" style:font-weight-complex="normal"/>
    </style:style>
    <style:style style:name="T14" style:family="text">
      <style:text-properties fo:color="#000000" style:font-name="Liberation Serif" fo:font-size="12pt" fo:font-weight="normal" officeooo:rsid="001b0b2f" style:font-size-asian="12pt" style:font-weight-asian="normal" style:font-size-complex="12pt" style:font-weight-complex="normal"/>
    </style:style>
    <style:style style:name="T15" style:family="text">
      <style:text-properties fo:color="#000000" style:font-name="Liberation Serif" fo:font-size="12pt" fo:font-weight="normal" officeooo:rsid="001cd689" style:font-size-asian="12pt" style:font-weight-asian="normal" style:font-size-complex="12pt" style:font-weight-complex="normal"/>
    </style:style>
    <style:style style:name="T16" style:family="text">
      <style:text-properties fo:color="#000000" style:font-name="Liberation Serif" fo:font-size="12pt" fo:font-weight="normal" officeooo:rsid="001d5b2a" style:font-size-asian="12pt" style:font-weight-asian="normal" style:font-size-complex="12pt" style:font-weight-complex="normal"/>
    </style:style>
    <style:style style:name="T17" style:family="text">
      <style:text-properties fo:color="#000000" style:font-name="Liberation Serif" fo:font-size="12pt" fo:font-weight="normal" officeooo:rsid="001f084c" style:font-size-asian="12pt" style:font-weight-asian="normal" style:font-size-complex="12pt" style:font-weight-complex="normal"/>
    </style:style>
    <style:style style:name="T1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style:font-name="Liberation Serif" fo:font-size="12pt" fo:font-style="normal" fo:font-weight="normal" officeooo:rsid="0057e073" style:font-size-asian="12pt" style:font-style-asian="normal" style:font-weight-asian="normal" style:font-size-complex="12pt" style:font-style-complex="normal" style:font-weight-complex="normal"/>
    </style:style>
    <style:style style:name="T20" style:family="text">
      <style:text-properties fo:color="#000000" style:font-name="Liberation Serif" fo:font-size="12pt" fo:font-style="normal" fo:font-weight="normal" officeooo:rsid="001b0b2f" style:font-size-asian="12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officeooo:rsid="001cd689" style:font-size-asian="12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fo:font-weight="normal" officeooo:rsid="001d5b2a" style:font-size-asian="12pt" style:font-style-asian="normal" style:font-weight-asian="normal" style:font-size-complex="12pt" style:font-style-complex="normal" style:font-weight-complex="normal"/>
    </style:style>
    <style:style style:name="T23" style:family="text">
      <style:text-properties fo:color="#000000" style:font-name="Liberation Serif" fo:font-size="12pt" fo:font-style="normal" fo:font-weight="normal" officeooo:rsid="001f084c" style:font-size-asian="12pt" style:font-style-asian="normal" style:font-weight-asian="normal" style:font-size-complex="12pt" style:font-style-complex="normal" style:font-weight-complex="normal"/>
    </style:style>
    <style:style style:name="T24" style:family="text">
      <style:text-properties fo:color="#000000" style:font-name="Liberation Serif" fo:font-size="12pt" fo:font-style="normal" fo:font-weight="normal" officeooo:rsid="001f6590" style:font-size-asian="12pt" style:font-style-asian="normal" style:font-weight-asian="normal" style:font-size-complex="12pt" style:font-style-complex="normal" style:font-weight-complex="normal"/>
    </style:style>
    <style:style style:name="T25" style:family="text">
      <style:text-properties fo:color="#000000" style:font-name="Liberation Serif" fo:font-size="12pt" fo:font-style="normal" fo:font-weight="normal" officeooo:rsid="00255643" style:font-size-asian="12pt" style:font-style-asian="normal" style:font-weight-asian="normal" style:font-size-complex="12pt" style:font-style-complex="normal" style:font-weight-complex="normal"/>
    </style:style>
    <style:style style:name="T26" style:family="text">
      <style:text-properties fo:color="#000000" style:font-name="Liberation Serif" fo:font-size="12pt" fo:font-style="normal" fo:font-weight="normal" officeooo:rsid="0025b723" style:font-size-asian="12pt" style:font-style-asian="normal" style:font-weight-asian="normal" style:font-size-complex="12pt" style:font-style-complex="normal" style:font-weight-complex="normal"/>
    </style:style>
    <style:style style:name="T27" style:family="text">
      <style:text-properties fo:color="#000000" style:font-name="Liberation Serif" fo:font-size="12pt" fo:font-style="normal" fo:font-weight="normal" officeooo:rsid="0027bf78" style:font-size-asian="12pt" style:font-style-asian="normal" style:font-weight-asian="normal" style:font-size-complex="12pt" style:font-style-complex="normal" style:font-weight-complex="normal"/>
    </style:style>
    <style:style style:name="T28" style:family="text">
      <style:text-properties fo:color="#000000" style:font-name="Liberation Serif" fo:font-size="12pt" fo:font-style="normal" fo:font-weight="normal" officeooo:rsid="002a5539" style:font-size-asian="12pt" style:font-style-asian="normal" style:font-weight-asian="normal" style:font-size-complex="12pt" style:font-style-complex="normal" style:font-weight-complex="normal"/>
    </style:style>
    <style:style style:name="T29" style:family="text">
      <style:text-properties fo:color="#000000" style:font-name="Liberation Serif" fo:font-size="12pt" fo:font-style="normal" fo:font-weight="normal" officeooo:rsid="002bef15" style:font-size-asian="12pt" style:font-style-asian="normal" style:font-weight-asian="normal" style:font-size-complex="12pt" style:font-style-complex="normal" style:font-weight-complex="normal"/>
    </style:style>
    <style:style style:name="T30" style:family="text">
      <style:text-properties fo:color="#000000" style:font-name="Liberation Serif" fo:font-size="12pt" fo:font-style="normal" style:font-size-asian="12pt" style:font-style-asian="normal" style:font-size-complex="12pt" style:font-style-complex="normal"/>
    </style:style>
    <style:style style:name="T31" style:family="text">
      <style:text-properties fo:color="#000000" style:font-name="Liberation Serif" fo:font-size="12pt" fo:font-style="normal" officeooo:rsid="00255643" style:font-size-asian="12pt" style:font-style-asian="normal" style:font-size-complex="12pt" style:font-style-complex="normal"/>
    </style:style>
    <style:style style:name="T32" style:family="text">
      <style:text-properties fo:color="#000000" style:font-name="Liberation Serif" fo:font-size="12pt" fo:font-style="normal" officeooo:rsid="0025b723" style:font-size-asian="12pt" style:font-style-asian="normal" style:font-size-complex="12pt" style:font-style-complex="normal"/>
    </style:style>
    <style:style style:name="T33" style:family="text">
      <style:text-properties fo:color="#000000" style:font-name="Liberation Serif" fo:font-size="12pt" fo:font-style="normal" officeooo:rsid="002df358" style:font-size-asian="12pt" style:font-style-asian="normal" style:font-size-complex="12pt" style:font-style-complex="normal"/>
    </style:style>
    <style:style style:name="T34"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35" style:family="text">
      <style:text-properties fo:color="#000000" style:font-name="Liberation Serif" fo:font-size="12pt" fo:font-style="normal" fo:font-weight="bold" officeooo:rsid="0027bf78" style:font-size-asian="12pt" style:font-style-asian="normal" style:font-weight-asian="bold" style:font-size-complex="12pt" style:font-style-complex="normal" style:font-weight-complex="bold"/>
    </style:style>
    <style:style style:name="T36" style:family="text">
      <style:text-properties fo:color="#000000" style:font-name="Liberation Serif" fo:font-size="12pt" fo:font-style="normal" fo:font-weight="bold" officeooo:rsid="00292701" style:font-size-asian="12pt" style:font-style-asian="normal" style:font-weight-asian="bold" style:font-size-complex="12pt" style:font-style-complex="normal" style:font-weight-complex="bold"/>
    </style:style>
    <style:style style:name="T37" style:family="text">
      <style:text-properties fo:color="#000000" style:font-name="Liberation Serif" fo:font-size="12pt" fo:font-style="normal" fo:font-weight="bold" officeooo:rsid="002a5539" style:font-size-asian="12pt" style:font-style-asian="normal" style:font-weight-asian="bold" style:font-size-complex="12pt" style:font-style-complex="normal" style:font-weight-complex="bold"/>
    </style:style>
    <style:style style:name="T38" style:family="text">
      <style:text-properties fo:color="#000000" style:font-name="Liberation Serif" fo:font-size="12pt" fo:font-style="normal" fo:font-weight="bold" officeooo:rsid="002bef15" style:font-size-asian="12pt" style:font-style-asian="normal" style:font-weight-asian="bold" style:font-size-complex="12pt" style:font-style-complex="normal" style:font-weight-complex="bold"/>
    </style:style>
    <style:style style:name="T39" style:family="text">
      <style:text-properties fo:color="#000000" style:text-position="super 58%" style:font-name="Liberation Serif" fo:font-size="12pt" fo:font-style="normal" fo:font-weight="bold" style:font-size-asian="12pt" style:font-style-asian="normal" style:font-weight-asian="bold" style:font-size-complex="12pt" style:font-style-complex="normal" style:font-weight-complex="bold"/>
    </style:style>
    <style:style style:name="T40" style:family="text">
      <style:text-properties fo:color="#000000" style:text-position="super 58%" style:font-name="Liberation Serif" fo:font-size="12pt" fo:font-style="normal" fo:font-weight="bold" officeooo:rsid="0027bf78" style:font-size-asian="12pt" style:font-style-asian="normal" style:font-weight-asian="bold" style:font-size-complex="12pt" style:font-style-complex="normal" style:font-weight-complex="bold"/>
    </style:style>
    <style:style style:name="T41" style:family="text">
      <style:text-properties officeooo:rsid="00188d7d"/>
    </style:style>
    <style:style style:name="T42" style:family="text">
      <style:text-properties officeooo:rsid="001cd689"/>
    </style:style>
    <style:style style:name="T43" style:family="text">
      <style:text-properties fo:font-style="italic" officeooo:rsid="001cd689" style:font-style-asian="italic" style:font-style-complex="italic"/>
    </style:style>
    <style:style style:name="T44" style:family="text">
      <style:text-properties fo:font-style="italic" officeooo:rsid="00243119" style:font-style-asian="italic" style:font-style-complex="italic"/>
    </style:style>
    <style:style style:name="T45" style:family="text">
      <style:text-properties officeooo:rsid="002556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chard Idigo</text:p>
      <text:p text:style-name="P4">CS<text:span text:style-name="T1">241</text:span></text:p>
      <text:p text:style-name="P4">Professor Srinivas</text:p>
      <text:p text:style-name="P5"><text:span text:style-name="T2">DUE: November 17</text:span>, <text:span text:style-name="T3">20</text:span>14</text:p>
      <text:p text:style-name="P3"><text:tab/><text:tab/><text:tab/></text:p>
      <text:p text:style-name="P6"><text:span text:style-name="T4">PROJECT 3: </text:span>Scaling behavior of sorting algorith<text:span text:style-name="T41">ms</text:span></text:p>
      <text:p text:style-name="P7">Requirement: </text:p>
      <text:p text:style-name="P8">Project <text:span text:style-name="T41">3 </text:span>required that I implement <text:span text:style-name="T41">the sorting algorithms insertion, merge, heap, and quicksort</text:span><text:span text:style-name="T5">. </text:span><text:span text:style-name="T6">Then test each of these sorts on random arrays( arrays filled with randomly generated elements) of increasing order to examine their scaling behavior. We were also told to graph our results and compare them to the experimental <text:s/>theory.</text:span></text:p>
      <text:p text:style-name="P1"/>
      <text:p text:style-name="P7">Method:</text:p>
      <text:p text:style-name="P9"><text:span text:style-name="T9">For this program we were asked</text:span><text:span text:style-name="T10"> </text:span><text:span text:style-name="T11">implement our own </text:span><text:span text:style-name="T12">insertion, heap, merge, and quicksort. Also we ere asked to create each of these methods as their own classes. Each of these classes implement the SortAlgorithm interface that you provided. We were also to use the SortTimer class that you provided the shell for to keep track of the comparisons made, moves made, and time taken for each type of sort. </text:span><text:span text:style-name="T13">We would use the attributes comparisons, moves, and time to examine how the sorts handle arrays of <text:s/>different sizes from powers of 10( 10, 100, 1000). </text:span><text:span text:style-name="T14">I also needed to create a driver to use the sorts.</text:span><text:span text:style-name="T13"> Since the sorting methods are the backbone of the project, I made sure that I understood the logic of each and used diagrams to see how each operated. After the logic was concrete, I followed the pseudo code you provided, as well as viewed material online, to create the sorting classes.</text:span></text:p>
      <text:p text:style-name="P10"/>
      <text:p text:style-name="P2">Implementation:</text:p>
      <text:p text:style-name="P12"><text:span text:style-name="T19">F</text:span><text:span text:style-name="T20">or this project I was required to make each sorting class implement the SortAlgorithm </text:span><text:span text:style-name="T21">interface</text:span><text:span text:style-name="T20"> by simply writing the class header and adding </text:span><text:span text:style-name="T14">implements Sort</text:span><text:span text:style-name="T15">A</text:span><text:span text:style-name="T14">lgorithm.</text:span><text:span text:style-name="T20"> For creating the random array I had to use the Math class and acess the random method by writing the followin </text:span><text:span text:style-name="T14">Math.random(). </text:span><text:span text:style-name="T22">After creating a class for each sort and having them implement the SortAlgorithm interface. I constructed a driver called </text:span><text:span text:style-name="T16">Sorter. </text:span><text:span text:style-name="T22">Sorter </text:span><text:span text:style-name="T23">has the following <text:s/>variables of type long ;</text:span><text:span text:style-name="T17">totalMoves, totalComp, and totalTime</text:span><text:span text:style-name="T23">. Sorter's main function revolves around a swtich statement that centers around a String aVariable </text:span><text:span text:style-name="T17">method. </text:span><text:span text:style-name="T23">The switch determines which class is used based on what method is equal to. For instance if method equals insert, then the insertion class is implemented and so fourth. </text:span><text:span text:style-name="T24">The chosen sort went through 5 to 6 trials, each time accumulating the number of moves, comparisons, and total time. I then took the average to get a better calcualtion and sent back to the fields of this class. </text:span><text:span text:style-name="T25">I implemented the merge sort and quick sort using your pesudo code, but insertion and heaps I used other sources and have provided the explanation of each below:</text:span></text:p>
      <text:p text:style-name="P12"><text:span text:style-name="T25"/></text:p>
      <text:p text:style-name="P14"><text:span text:style-name="T31">I</text:span><text:span text:style-name="T30">nsertion: </text:span></text:p>
      <text:p text:style-name="P13"><text:span text:style-name="T18">So the insertion sort main function involves maintaing a sorted and unsorted section in the array. For every element in the array we keep track of the current element in the array with the variable current, </text:span><text:span text:style-name="T26">also updating the comparisons.</text:span><text:span text:style-name="T18">Current represents the element to be moved into sorted portion , the j variable is use represents the index into the unsorted portion. In the while loop we are interating from right to left of the sortped portion and will stop when the element to the left of current is less than the element we are trying to insert. The next line shifts everything in the array one space to the right to accommodate </text:span><text:span text:style-name="T26">also incrementing the moves</text:span><text:span text:style-name="T18">. I am then decrementing j to move its position. </text:span><text:span text:style-name="T26">Finally I am inserting the element into the sorted portion of the list. </text:span></text:p>
      <text:p text:style-name="P13"/>
      <text:p text:style-name="P15"><text:span text:style-name="T32"/></text:p>
      <text:p text:style-name="P15"><text:span text:style-name="T32"/></text:p>
      <text:p text:style-name="P15"><text:soft-page-break/><text:span text:style-name="T32">H</text:span><text:span text:style-name="T30">eap: </text:span></text:p>
      <text:p text:style-name="P16"><text:span text:style-name="T30">So the heap sort has three main functions, heapify, max heap, and swap. Also important references we need to maintain are parent-children realtionships. The left child on any particular node in a heap is 2n+1, where n is the node index, and the right child is 2n+2. </text:span><text:span text:style-name="T33">Parent is n-1/2. </text:span></text:p>
      <text:p text:style-name="P12"><text:span text:style-name="T25"/></text:p>
      <text:p text:style-name="P18"><text:span text:style-name="T35">MAX HEAP: </text:span><text:span text:style-name="T18">I am declaring the left and right child as well as thevariable max which has zero passed in. </text:span><text:span text:style-name="T34">1</text:span><text:span text:style-name="T39">st</text:span><text:span text:style-name="T34"> if:</text:span><text:span text:style-name="T18"> <text:s/>if <text:s/>left-child index is less that the size of the array and the left child is greater than the array at I, then max is set to left and we add a comparison. </text:span><text:span text:style-name="T34">2</text:span><text:span text:style-name="T39">Nd</text:span><text:span text:style-name="T34"> if</text:span><text:span text:style-name="T18">: </text:span><text:span text:style-name="T27">if the <text:s/>right-child index is less than array size and the right child is greater than array max, then max is set to right and comparison is incremented. </text:span><text:span text:style-name="T35">3</text:span><text:span text:style-name="T40">Rd</text:span><text:span text:style-name="T35"> if: </text:span><text:span text:style-name="T27">if max is not equal to I, we increment comparison, swap I and max and recursively call maxheap.</text:span></text:p>
      <text:p text:style-name="P18"><text:span text:style-name="T27"/></text:p>
      <text:p text:style-name="P19"><text:span text:style-name="T36">HEAPIFY:</text:span><text:span text:style-name="T37"> </text:span><text:span text:style-name="T28">This is the method that turns the array into heap by starting from the end of the array and adding those elements , or nodes to the heap. In the case where we add a node to a subtree in which its is less than its parent, maxheap is called to place the node in its “resting place”. Since we are going into ascending order, the node will percolate towards the top until its parent is less than it. </text:span><text:span text:style-name="T29">So <text:s/>in my my loop that will continue as long as the element is not yet in the root.</text:span></text:p>
      <text:p text:style-name="P19"><text:span text:style-name="T29"/></text:p>
      <text:p text:style-name="P20"><text:span text:style-name="T38">S</text:span><text:span text:style-name="T34">WAP</text:span><text:span text:style-name="T18">: Using a temorary value we swap the to arguments with each other. Very straight forward.</text:span></text:p>
      <text:p text:style-name="P19"><text:span text:style-name="T27"><text:tab/></text:span></text:p>
      <text:p text:style-name="P7">Testing:</text:p>
      <text:p text:style-name="P11">Before actually testing the program in a compiler, I repeatedly justified my logic for each part and made corrections whenever a flaw was found. <text:span text:style-name="T42">After doing this I went on to programming the sorts and testing them online to confirm their correctness. I programmed the insertion method first because I had already created an insertion sort and changed it to accommodate this project.. I tested it with an alternate driver in which I hardcoded the array to be sorted. It did just what I wanted it to, so I moved on with the other sorts. I would use this driver </text:span><text:span text:style-name="T43">TestSort </text:span><text:span text:style-name="T7"><text:s/></text:span><text:span text:style-name="T8">for the other sorts as well. Also I created the method </text:span><text:span text:style-name="T44">Verified </text:span><text:span text:style-name="T8"><text:s/>which makes sure the array is sorted after going through each sorting algorithm. </text:span></text:p>
      <text:p text:style-name="P2"/>
      <text:p text:style-name="P2">Findings:</text:p>
      <text:p text:style-name="P17">One thing that I found was that taking the time to actual trace the program and thorougly understand the logic really saves time. Since I had insertion already I already understood the logic and didnt dive to much into attaining an understanding because I was already familiar with it. However, at first I tried to code the other methods and found myself confused and frusterated. After showing you my errors, you made it a point to draw diagrams and trace the behavior wanted by the implemented program. So I tookd a step back and went back to trying to attain the logic for the algorithms. I then looked at the psuedo code you provided and tried to make connections to my ideas. Then after did I start coding, quick sort and merge sort I was able to use your pseudo code as a guide and created the programs. Insertion I did attain from another source online that had diagrams that I really took a liking to. <text:span text:style-name="T45">Also for the merge sort, though was pretty straight forward to implement from the provided pseudo code, was the sort that had me most on my toes because there was a lot of bookwork to maintain. For example through some debugging I saw that in an array of size 100, a big portion in the middle of the array was filled with zeros. Through some investigation myself and a tutor found that I wasn't incrementing <text:s/>my fresh variable which referred to the new array. Also when an array is first declared without instantiation, the default values are zeros. So because the fresh cursor wasnt being moved there were some <text:s/>elements that didnt make it to the new array, thus leaving the default zeros there. It took much time and studying of code before I finally got it to work the way I wan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20:47:03.300000000</meta:creation-date>
    <dc:date>2014-11-18T18:08:55.663000000</dc:date>
    <meta:editing-duration>P2DT6H36M48S</meta:editing-duration>
    <meta:editing-cycles>20</meta:editing-cycles>
    <meta:generator>LibreOffice/4.2.0.4$Windows_x86 LibreOffice_project/05dceb5d363845f2cf968344d7adab8dcfb2ba71</meta:generator>
    <meta:document-statistic meta:table-count="0" meta:image-count="0" meta:object-count="0" meta:page-count="2" meta:paragraph-count="24" meta:word-count="1267" meta:character-count="7153" meta:non-whitespace-character-count="5886"/>
  </office:meta>
</office:document-meta>
</file>